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76d" officeooo:paragraph-rsid="00166a62"/>
    </style:style>
    <style:style style:name="T1" style:family="text">
      <style:text-properties officeooo:rsid="0003e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istoty żyjące w Farandel, bo tak nazywali swoją krainę Przypominali coś w rodzaju Elfa, jednak byli od nich nieco wyżsi, mieli inną budowę mięśni niż elfy. Służyli oni bogini Seles, która była boginią jak uważali, stworzenia, a osoby, które były strażnikami jej pamięci byli niezwykle potężni. Choć z wyglądu przypominali elfy niczym nie różnili się od ludzi w charakterz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4:36:29.798640833</meta:creation-date>
    <meta:generator>LibreOffice/6.3.3.2$Linux_X86_64 LibreOffice_project/30$Build-2</meta:generator>
    <dc:date>2019-12-26T15:24:27.338605896</dc:date>
    <meta:editing-duration>PT36M29S</meta:editing-duration>
    <meta:editing-cycles>1</meta:editing-cycles>
    <meta:document-statistic meta:table-count="0" meta:image-count="0" meta:object-count="0" meta:page-count="1" meta:paragraph-count="1" meta:word-count="59" meta:character-count="375" meta:non-whitespace-character-count="315"/>
  </office:meta>
</office:document-meta>
</file>